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text-properties officeooo:paragraph-rsid="000d5a5b"/>
    </style:style>
    <style:style style:name="P2" style:family="paragraph" style:parent-style-name="Heading_20_1">
      <style:text-properties officeooo:paragraph-rsid="000d5a5b"/>
    </style:style>
    <style:style style:name="P3" style:family="paragraph" style:parent-style-name="Heading_20_1">
      <style:paragraph-properties fo:break-before="page"/>
      <style:text-properties officeooo:rsid="0009db0f" officeooo:paragraph-rsid="000d5a5b"/>
    </style:style>
    <style:style style:name="P4" style:family="paragraph" style:parent-style-name="Heading_20_2">
      <style:text-properties officeooo:rsid="0009db0f" officeooo:paragraph-rsid="000d5a5b"/>
    </style:style>
    <style:style style:name="P5" style:family="paragraph" style:parent-style-name="Heading_20_2">
      <style:paragraph-properties fo:break-before="page"/>
      <style:text-properties officeooo:rsid="0009db0f" officeooo:paragraph-rsid="000d5a5b"/>
    </style:style>
    <style:style style:name="P6" style:family="paragraph" style:parent-style-name="Heading_20_2">
      <style:text-properties officeooo:paragraph-rsid="000d5a5b"/>
    </style:style>
    <style:style style:name="P7" style:family="paragraph" style:parent-style-name="Heading_20_3">
      <style:text-properties officeooo:paragraph-rsid="000d5a5b"/>
    </style:style>
    <style:style style:name="P8" style:family="paragraph" style:parent-style-name="Heading_20_4">
      <style:text-properties officeooo:paragraph-rsid="000d5a5b"/>
    </style:style>
    <style:style style:name="P9" style:family="paragraph" style:parent-style-name="Horizontal_20_Line">
      <style:text-properties officeooo:paragraph-rsid="000d5a5b"/>
    </style:style>
    <style:style style:name="P10" style:family="paragraph" style:parent-style-name="Preformatted_20_Text">
      <style:paragraph-properties fo:margin-top="0cm" fo:margin-bottom="0.499cm" style:contextual-spacing="false"/>
    </style:style>
    <style:style style:name="P11" style:family="paragraph" style:parent-style-name="Preformatted_20_Text">
      <style:text-properties officeooo:paragraph-rsid="000d5a5b"/>
    </style:style>
    <style:style style:name="P12" style:family="paragraph" style:parent-style-name="Standard">
      <style:text-properties officeooo:rsid="0009db0f" officeooo:paragraph-rsid="000d5a5b"/>
    </style:style>
    <style:style style:name="P13" style:family="paragraph" style:parent-style-name="Standard">
      <style:text-properties officeooo:paragraph-rsid="000d5a5b"/>
    </style:style>
    <style:style style:name="P14" style:family="paragraph" style:parent-style-name="Text_20_body" style:list-style-name="L1">
      <style:paragraph-properties fo:margin-top="0cm" fo:margin-bottom="0cm" style:contextual-spacing="false"/>
      <style:text-properties officeooo:paragraph-rsid="000d5a5b"/>
    </style:style>
    <style:style style:name="P15" style:family="paragraph" style:parent-style-name="Text_20_body" style:list-style-name="L1">
      <style:text-properties officeooo:paragraph-rsid="000d5a5b"/>
    </style:style>
    <style:style style:name="P16" style:family="paragraph" style:parent-style-name="Text_20_body">
      <style:text-properties officeooo:rsid="0009db0f" officeooo:paragraph-rsid="000d5a5b"/>
    </style:style>
    <style:style style:name="P17" style:family="paragraph" style:parent-style-name="Text_20_body" style:list-style-name="L4">
      <style:paragraph-properties fo:margin-top="0cm" fo:margin-bottom="0cm" style:contextual-spacing="false"/>
      <style:text-properties officeooo:paragraph-rsid="000d5a5b"/>
    </style:style>
    <style:style style:name="P18" style:family="paragraph" style:parent-style-name="Text_20_body" style:list-style-name="L4">
      <style:text-properties officeooo:paragraph-rsid="000d5a5b"/>
    </style:style>
    <style:style style:name="P19" style:family="paragraph" style:parent-style-name="Text_20_body" style:list-style-name="L5">
      <style:paragraph-properties fo:margin-top="0cm" fo:margin-bottom="0cm" style:contextual-spacing="false"/>
      <style:text-properties officeooo:paragraph-rsid="000d5a5b"/>
    </style:style>
    <style:style style:name="P20" style:family="paragraph" style:parent-style-name="Text_20_body" style:list-style-name="L5">
      <style:text-properties officeooo:paragraph-rsid="000d5a5b"/>
    </style:style>
    <style:style style:name="P21" style:family="paragraph" style:parent-style-name="Text_20_body">
      <style:text-properties officeooo:paragraph-rsid="000d5a5b"/>
    </style:style>
    <style:style style:name="P22" style:family="paragraph" style:parent-style-name="Text_20_body">
      <style:paragraph-properties fo:break-before="page"/>
      <style:text-properties officeooo:paragraph-rsid="000d5a5b"/>
    </style:style>
    <style:style style:name="P23" style:family="paragraph" style:parent-style-name="Text_20_body" style:list-style-name="L6"/>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1">
      <style:paragraph-properties fo:margin-top="0cm" fo:margin-bottom="0cm" style:contextual-spacing="false"/>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ção a Three.js</text:h>
      <text:p text:style-name="P21">Você já imaginou como esses gráficos e jogos são executados em um navegador da web? Qual é a principal tecnologia por trás disso? Claro que não é possível apenas usando HTML e CSS. Nos dias anteriores, usamos o <text:a xlink:type="simple" xlink:href="https://developer.mozilla.org/en-US/docs/Web/API/WebGL_API" office:target-frame-name="_blank" xlink:show="new" text:style-name="Internet_20_link" text:visited-style-name="Visited_20_Internet_20_Link">WebGL</text:a> para essa tarefa. WebGL (Biblioteca de gráficos da Web) é uma API JavaScript que é usada para renderizar objetos tridimensionais, objetos bidimensionais e gráficos no navegador da Web. A API WebGL permite que os usuários experimentem conteúdo interativo em páginas da web, com aceleração de GPU, sem precisar primeiro baixar ou instalar plug-ins. Para desenvolvedores, o WebGL fornece acesso de baixo nível ao hardware com a estrutura de código familiar do OpenGL ES.</text:p>
      <text:p text:style-name="P21">WebGL foi criado pela Organização Mozilla. Com todos esses benefícios do WebGL, existem algumas desvantagens do WebGL onde o <text:a xlink:type="simple" xlink:href="https://threejs.org/" office:target-frame-name="_blank" xlink:show="new" text:style-name="Internet_20_link" text:visited-style-name="Visited_20_Internet_20_Link"><text:span text:style-name="Strong_20_Emphasis">Three.js</text:span></text:a> entra em <text:a xlink:type="simple" xlink:href="https://threejs.org/" office:target-frame-name="_blank" xlink:show="new" text:style-name="Internet_20_link" text:visited-style-name="Visited_20_Internet_20_Link"><text:span text:style-name="Strong_20_Emphasis">ação</text:span></text:a> . WebGL é um sistema de nível muito baixo que desenha apenas objetos básicos como ponto, quadrado e linha. Fazer qualquer coisa significativa com WebGL geralmente requer um pouco de código e é aí que entra o <text:span text:style-name="Strong_20_Emphasis">Three.js</text:span> . </text:p>
      <text:p text:style-name="P21"><text:span text:style-name="Strong_20_Emphasis">O que é Three.js?</text:span></text:p>
      <text:p text:style-name="P21"><text:a xlink:type="simple" xlink:href="https://threejs.org/" office:target-frame-name="_blank" xlink:show="new" text:style-name="Internet_20_link" text:visited-style-name="Visited_20_Internet_20_Link">Three.js</text:a> é uma biblioteca JavaScript de código aberto usada para exibir os gráficos, objetos 3D e 2D no navegador da web. Ele usa a API WebGL nos bastidores. Three.js permite que você use sua GPU (Unidade de processamento gráfico) para renderizar os objetos gráficos e 3D em uma tela no navegador da web. já que estamos usando JavaScript, também podemos interagir com outros elementos HTML. Three.js foi lançado por Ricardo Cabello em abril de 2010.</text:p>
      <text:p text:style-name="P21"><text:span text:style-name="Strong_20_Emphasis">Por que usamos Three.js?</text:span></text:p>
      <text:list xml:id="list3728983567" text:style-name="L1">
        <text:list-item>
          <text:p text:style-name="P14">Como Three.js é um código aberto, podemos facilmente observar o código-fonte e entender a funcionalidade do código (funções).</text:p>
        </text:list-item>
        <text:list-item>
          <text:p text:style-name="P14">Quando usamos WebGL para gráficos, ele não oferece suporte à maioria dos navegadores, mas Three.js oferece suporte à maioria dos navegadores.</text:p>
        </text:list-item>
        <text:list-item>
          <text:p text:style-name="P14">Não requer nenhum plugin de terceiros para executar o código.</text:p>
        </text:list-item>
        <text:list-item>
          <text:p text:style-name="P15">Você só precisa trabalhar em apenas uma linguagem de programação JavaScript e HTML fora do curso.</text:p>
        </text:list-item>
      </text:list>
      <text:p text:style-name="P21"><text:span text:style-name="Strong_20_Emphasis">Como incluir Three.js em seus projetos?</text:span></text:p>
      <text:p text:style-name="P21">Existem muitas maneiras de adicionar Three.js em projetos, alguns deles são bastante simples e alguns deles são um pouco complexos, no entanto, todos eles dizem que temos que incluir qualquer um desses arquivos em nosso projeto:</text:p>
      <text:list xml:id="list1448235926" text:style-name="L4">
        <text:list-item>
          <text:p text:style-name="P17">three.js</text:p>
        </text:list-item>
        <text:list-item>
          <text:p text:style-name="P17">three.min.js</text:p>
        </text:list-item>
        <text:list-item>
          <text:p text:style-name="P18">three.module.js</text:p>
        </text:list-item>
      </text:list>
      <text:p text:style-name="P21"><text:a xlink:type="simple" xlink:href="https://github.com/mrdoob/three.js/tree/master/build" office:target-frame-name="_blank" xlink:show="new" text:style-name="Internet_20_link" text:visited-style-name="Visited_20_Internet_20_Link">todos</text:a> esses <text:a xlink:type="simple" xlink:href="https://github.com/mrdoob/three.js/tree/master/build" office:target-frame-name="_blank" xlink:show="new" text:style-name="Internet_20_link" text:visited-style-name="Visited_20_Internet_20_Link">arquivos</text:a> estão disponíveis na <text:a xlink:type="simple" xlink:href="https://github.com/mrdoob/three.js/tree/master" office:target-frame-name="_blank" xlink:show="new" text:style-name="Internet_20_link" text:visited-style-name="Visited_20_Internet_20_Link">página GitHub de Three.js</text:a> .</text:p>
      <text:p text:style-name="P21"><text:span text:style-name="Strong_20_Emphasis">Abordagem 1: (Baixe o projeto Three.js completo):</text:span> A maneira mais fácil de fazer é apenas baixar o projeto three.js completo em seu sistema e usar os arquivos de lá.</text:p>
      <text:p text:style-name="P21"/>
      <text:p text:style-name="P22">Você pode baixar a versão mais recente do three.js na <text:a xlink:type="simple" xlink:href="https://github.com/mrdoob/three.js/tree/master" office:target-frame-name="_blank" xlink:show="new" text:style-name="Internet_20_link" text:visited-style-name="Visited_20_Internet_20_Link">página do GitHub</text:a> . Depois de baixá-lo, abra-o e olhe dentro da pasta de <text:span text:style-name="Strong_20_Emphasis">construção</text:span> , você encontrará os três scripts lá.</text:p>
      <text:p text:style-name="Text_20_body"><text:span text:style-name="Strong_20_Emphasis">Abordagem 2: (Instale o pacote de Three.js usando NPM ou YARN):</text:span> Three.js também está disponível como um <text:a xlink:type="simple" xlink:href="https://www.npmjs.com/package/three" office:target-frame-name="_blank" xlink:show="new" text:style-name="Internet_20_link" text:visited-style-name="Visited_20_Internet_20_Link">pacote em NPM</text:a> . Isso significa que, se você tiver Node.js e NPM configurados em seu computador, poderá abrir um prompt de comando e digitar:</text:p>
      <text:p text:style-name="P10">npm i three</text:p>
      <text:p text:style-name="Text_20_body">Em seguida, você pode importar three.js do arquivo three.module.js em seu arquivo JavaScript, referindo-se aos três pacotes:</text:p>
      <text:p text:style-name="P10">import * as THREE from "three";</text:p>
      <text:p text:style-name="Text_20_body">E, se você preferir Yarn em vez de NPM, também pode adicionar o pacote usando o seguinte comando na janela do terminal:</text:p>
      <text:p text:style-name="P10">yarn add three</text:p>
      <text:p text:style-name="Text_20_body"><text:span text:style-name="Strong_20_Emphasis">Abordagem 3: (Use o link CDN):</text:span> você pode vincular os arquivos de uma CDN (Content Delivery Network), que é um site remoto dedicado à hospedagem de arquivos para que você possa usá-los em um site.</text:p>
      <text:p text:style-name="Text_20_body">Na verdade, você pode até usar o site Three.js.org como um CDN. Você pode vincular o arquivo three.js usando este link: <text:a xlink:type="simple" xlink:href="https://threejs.org/build/three.js" office:target-frame-name="_blank" xlink:show="new" text:style-name="Internet_20_link" text:visited-style-name="Visited_20_Internet_20_Link">https://threejs.org/build/three.js</text:a> e incluí-lo em seu HTML assim:</text:p>
      <text:p text:style-name="P11">&lt;script src="https://threejs.org/build/three.js"&gt;&lt;/script&gt;</text:p>
      <text:p text:style-name="Text_20_body">Mas há um problema em usar o link CDN three.js.org. Ao usar este link, você sempre trabalhará em uma versão atualizada. É bom quando estamos em modo de desenvolvimento, mas se falamos sobre produção, isso não é bom se alguma função ou alteração de sintaxe com a atualização, seu código irá parar de funcionar, então sugerimos usar CDN destes sites:</text:p>
      <text:list xml:id="list2279067118" text:style-name="L6">
        <text:list-item>
          <text:p text:style-name="P24"><text:a xlink:type="simple" xlink:href="https://cdnjs.com/libraries/three.js/" office:target-frame-name="_blank" xlink:show="new" text:style-name="Internet_20_link" text:visited-style-name="Visited_20_Internet_20_Link">cdnjs.com</text:a></text:p>
        </text:list-item>
        <text:list-item>
          <text:p text:style-name="P23"><text:a xlink:type="simple" xlink:href="https://www.jsdelivr.com/package/npm/three" office:target-frame-name="_blank" xlink:show="new" text:style-name="Internet_20_link" text:visited-style-name="Visited_20_Internet_20_Link">www.jsdelivr.com</text:a></text:p>
        </text:list-item>
      </text:list>
      <text:p text:style-name="Text_20_body">E é isso, usando qualquer uma dessas abordagens, você pode usar <text:a xlink:type="simple" xlink:href="https://threejs.org/" office:target-frame-name="_blank" xlink:show="new" text:style-name="Internet_20_link" text:visited-style-name="Visited_20_Internet_20_Link">Three.js</text:a> em seu projeto.</text:p>
      <text:p text:style-name="P21"><text:a xlink:type="simple" xlink:href="https://acervolima.com/introducao-a-three-js/" text:style-name="Internet_20_link" text:visited-style-name="Visited_20_Internet_20_Link">https://acervolima.com/introducao-a-three-js/</text:a></text:p>
      <text:p text:style-name="P21"/>
      <text:h text:style-name="P1" text:outline-level="1">Animações leves e fáceis para Web</text:h>
      <text:h text:style-name="P6" text:outline-level="2">Utilizando javascript puro, imagens SVG e a biblioteca GreenSock</text:h>
      <text:p text:style-name="P21">Escrito por <text:a xlink:type="simple" xlink:href="https://inteligenciadascoisas.com/authors/alexandre-alvaro/" text:style-name="Internet_20_link" text:visited-style-name="Visited_20_Internet_20_Link">Alexandre Alvaro</text:a> em 04 de Maio, 2020 | Categorias: <text:a xlink:type="simple" xlink:href="https://inteligenciadascoisas.com/categories/web" text:style-name="Internet_20_link" text:visited-style-name="Visited_20_Internet_20_Link">WEB</text:a> <text:line-break/>6 min de leitura </text:p>
      <text:h text:style-name="P8" text:outline-level="4">Tópicos neste artigo</text:h>
      <text:list xml:id="list3810104937" text:style-name="L5">
        <text:list-item>
          <text:p text:style-name="P19"><text:a xlink:type="simple" xlink:href="https://inteligenciadascoisas.com/post/20200504-greensock/#introdução" text:style-name="Internet_20_link" text:visited-style-name="Visited_20_Internet_20_Link">Introdução</text:a> </text:p>
          <text:list>
            <text:list-item>
              <text:p text:style-name="P19"><text:a xlink:type="simple" xlink:href="https://inteligenciadascoisas.com/post/20200504-greensock/#gif" text:style-name="Internet_20_link" text:visited-style-name="Visited_20_Internet_20_Link">GIF</text:a> </text:p>
            </text:list-item>
            <text:list-item>
              <text:p text:style-name="P19"><text:a xlink:type="simple" xlink:href="https://inteligenciadascoisas.com/post/20200504-greensock/#vetores" text:style-name="Internet_20_link" text:visited-style-name="Visited_20_Internet_20_Link">Vetores</text:a> </text:p>
            </text:list-item>
            <text:list-item>
              <text:p text:style-name="P19"><text:a xlink:type="simple" xlink:href="https://inteligenciadascoisas.com/post/20200504-greensock/#svg" text:style-name="Internet_20_link" text:visited-style-name="Visited_20_Internet_20_Link">SVG</text:a> </text:p>
            </text:list-item>
          </text:list>
        </text:list-item>
        <text:list-item>
          <text:p text:style-name="P19"><text:a xlink:type="simple" xlink:href="https://inteligenciadascoisas.com/post/20200504-greensock/#principais-recursos-de-animação-para-web" text:style-name="Internet_20_link" text:visited-style-name="Visited_20_Internet_20_Link">Principais recursos de animação para web</text:a> </text:p>
          <text:list>
            <text:list-item>
              <text:p text:style-name="P19"><text:a xlink:type="simple" xlink:href="https://inteligenciadascoisas.com/post/20200504-greensock/#flash-atual-adobe-animate" text:style-name="Internet_20_link" text:visited-style-name="Visited_20_Internet_20_Link">Flash (atual Adobe Animate)</text:a> </text:p>
            </text:list-item>
            <text:list-item>
              <text:p text:style-name="P19"><text:a xlink:type="simple" xlink:href="https://inteligenciadascoisas.com/post/20200504-greensock/#html5-canvas" text:style-name="Internet_20_link" text:visited-style-name="Visited_20_Internet_20_Link">HTML5 Canvas</text:a> </text:p>
              <text:list>
                <text:list-item>
                  <text:p text:style-name="P19"><text:a xlink:type="simple" xlink:href="https://inteligenciadascoisas.com/post/20200504-greensock/#three-js" text:style-name="Internet_20_link" text:visited-style-name="Visited_20_Internet_20_Link">Three.js</text:a> </text:p>
                </text:list-item>
              </text:list>
            </text:list-item>
            <text:list-item>
              <text:p text:style-name="P19"><text:a xlink:type="simple" xlink:href="https://inteligenciadascoisas.com/post/20200504-greensock/#animações-com-css3" text:style-name="Internet_20_link" text:visited-style-name="Visited_20_Internet_20_Link">Animações com CSS3</text:a> </text:p>
            </text:list-item>
            <text:list-item>
              <text:p text:style-name="P19"><text:a xlink:type="simple" xlink:href="https://inteligenciadascoisas.com/post/20200504-greensock/#javascript-request-animation-frame" text:style-name="Internet_20_link" text:visited-style-name="Visited_20_Internet_20_Link">Javascript request animation frame</text:a> </text:p>
            </text:list-item>
            <text:list-item>
              <text:p text:style-name="P19"><text:a xlink:type="simple" xlink:href="https://inteligenciadascoisas.com/post/20200504-greensock/#lottie-bodymovin" text:style-name="Internet_20_link" text:visited-style-name="Visited_20_Internet_20_Link">Lottie (Bodymovin’)</text:a> </text:p>
            </text:list-item>
            <text:list-item>
              <text:p text:style-name="P19"><text:a xlink:type="simple" xlink:href="https://inteligenciadascoisas.com/post/20200504-greensock/#rive-flare-e-2dimensions" text:style-name="Internet_20_link" text:visited-style-name="Visited_20_Internet_20_Link">Rive (Flare e 2Dimensions)</text:a> </text:p>
            </text:list-item>
            <text:list-item>
              <text:p text:style-name="P19"><text:a xlink:type="simple" xlink:href="https://inteligenciadascoisas.com/post/20200504-greensock/#web-animations-api" text:style-name="Internet_20_link" text:visited-style-name="Visited_20_Internet_20_Link">Web Animations API</text:a> </text:p>
            </text:list-item>
            <text:list-item>
              <text:p text:style-name="P19"><text:a xlink:type="simple" xlink:href="https://inteligenciadascoisas.com/post/20200504-greensock/#google-web-designer" text:style-name="Internet_20_link" text:visited-style-name="Visited_20_Internet_20_Link">Google Web Designer</text:a> </text:p>
            </text:list-item>
            <text:list-item>
              <text:p text:style-name="P19"><text:a xlink:type="simple" xlink:href="https://inteligenciadascoisas.com/post/20200504-greensock/#gsap" text:style-name="Internet_20_link" text:visited-style-name="Visited_20_Internet_20_Link">GSAP</text:a> </text:p>
            </text:list-item>
          </text:list>
        </text:list-item>
        <text:list-item>
          <text:p text:style-name="P19"><text:a xlink:type="simple" xlink:href="https://inteligenciadascoisas.com/post/20200504-greensock/#tutorial-do-greensock-na-prática" text:style-name="Internet_20_link" text:visited-style-name="Visited_20_Internet_20_Link">Tutorial do Greensock na prática</text:a> </text:p>
        </text:list-item>
        <text:list-item>
          <text:p text:style-name="P20"><text:a xlink:type="simple" xlink:href="https://inteligenciadascoisas.com/post/20200504-greensock/#considerações-finais" text:style-name="Internet_20_link" text:visited-style-name="Visited_20_Internet_20_Link">Considerações finais</text:a> </text:p>
        </text:list-item>
      </text:list>
      <text:p text:style-name="P9"/>
      <text:p text:style-name="P21"><text:span text:style-name="Strong_20_Emphasis">Para fazer um aproveitamento total dos recursos interativos, acesse pelo computador 😄</text:span></text:p>
      <text:h text:style-name="P2" text:outline-level="1"><text:bookmark text:name="introdução"/>Introdução</text:h>
      <text:p text:style-name="P21">Opa! Tudo belezinha?<text:line-break/>Este é um artigo bem interativo. Fique de olho em cada detalhe para aprender fazendo seus próprios testes! 😄</text:p>
      <text:h text:style-name="P6" text:outline-level="2"><text:bookmark text:name="gif"/>GIF</text:h>
      <text:p text:style-name="P21">As animações na internet se popularizaram bastante desde o surgimento dos GIFs animados.<text:line-break/>O GIF é um formato de arquivo que funciona de maneira similar a um vídeo, com uma sequencia de quadros que trocam muito rapidamente gerando a ilusão de movimento.<text:line-break/>Cada quadro é uma imagem Bitmap (formada por pixels) e tem um máximo de 256 cores, o que deixa o arquivo leve, porém bastante limitado.<text:line-break/>Passe o cursor horizontalmente sobre o gif abaixo para controlar a passagem dos quadros:</text:p>
      <text:h text:style-name="P6" text:outline-level="2"><text:bookmark text:name="vetores"/><text:soft-page-break/>Vetores</text:h>
      <text:p text:style-name="P21">O uso de formas vetoriais permitiu gerar imagens escaláveis, ou seja, diferentemente dos pixels, os vetores não perdem qualidade quando redimensionados.<text:line-break/>Mova a barra abaixo das imagens para ver o resultado: </text:p>
      <text:p text:style-name="P13">Mova os pontos azuis abaixo (ancoras) para entender melhor como as curvas são calculadas</text:p>
      <text:p text:style-name="P13"/>
      <text:p text:style-name="P12">HTML</text:p>
      <text:p text:style-name="P12"/>
      <text:p text:style-name="P12">&lt;!-- letter "C" made in Adobe Illustrator CS5 --&gt;</text:p>
      <text:p text:style-name="P12">&lt;svg version="1.1"</text:p>
      <text:p text:style-name="P12"><text:s text:c="3"/>xmlns="http://www.w3.org/2000/svg" xmlns:xlink="http://www.w3.org/1999/xlink" xmlns:a="http://ns.adobe.com/AdobeSVGViewerExtensions/3.0/"</text:p>
      <text:p text:style-name="P12"><text:s text:c="3"/>x="0px" y="0px" width="202px" height="264px"</text:p>
      <text:p text:style-name="P12"><text:s text:c="3"/>overflow="visible" enable-background="new -0.469 -0.136 202 264" xml:space="preserve"&gt;</text:p>
      <text:p text:style-name="P12">&lt;path fill="none" stroke="#000000" stroke-linecap="round" stroke-linejoin="round" stroke-miterlimit="10" d="M200.5,204.792</text:p>
      <text:p text:style-name="P12"><text:s text:c="2"/>c0,0-35.703,58.341-99.988,58.341C36.223,263.132,0.5,210.862,0.5,131.531C0.5,52.204,38.584,0.5,100.5,0.5</text:p>
      <text:p text:style-name="P12"><text:s text:c="2"/>c61.924,0,85.354,51.704,85.354,51.704"/&gt;</text:p>
      <text:p text:style-name="P12">&lt;/svg&gt;</text:p>
      <text:p text:style-name="P12"/>
      <text:p text:style-name="P12">JS</text:p>
      <text:p text:style-name="P12"/>
      <text:p text:style-name="P12">import Two from 'https://cdn.skypack.dev/two.js@latest';</text:p>
      <text:p text:style-name="P12"/>
      <text:p text:style-name="P12">addBackdrop(25);</text:p>
      <text:p text:style-name="P12"/>
      <text:p text:style-name="P12">const radius = 40,</text:p>
      <text:p text:style-name="P12"><text:s text:c="6"/>editColor = 'rgb(79, 128, 255)',</text:p>
      <text:p text:style-name="P12"><text:s text:c="6"/>mouse = new Two.Vector(),</text:p>
      <text:p text:style-name="P12"><text:s text:c="6"/>temp = new Two.Vector();</text:p>
      <text:p text:style-name="P12"/>
      <text:p text:style-name="P12">const two = new Two({</text:p>
      <text:p text:style-name="P12"><text:s text:c="2"/>type: Two.Types.canvas,</text:p>
      <text:p text:style-name="P12"><text:s text:c="2"/>fullscreen: true,</text:p>
      <text:p text:style-name="P12"><text:s text:c="2"/>autostart: true</text:p>
      <text:p text:style-name="P12">}).appendTo(document.body);</text:p>
      <text:p text:style-name="P12"/>
      <text:p text:style-name="P12">let cx, cy, current = null, isDragging = false;</text:p>
      <text:p text:style-name="P12"/>
      <text:p text:style-name="P12">let svg = document.querySelector('svg');</text:p>
      <text:p text:style-name="P12">svg.style.display = 'none';</text:p>
      <text:p text:style-name="P12"/>
      <text:p text:style-name="P12">svg = two.interpret(svg);</text:p>
      <text:p text:style-name="P12">svg.center();</text:p>
      <text:p text:style-name="P12">svg.linewidth = radius;</text:p>
      <text:p text:style-name="P12">svg.cap = svg.join = 'round';</text:p>
      <text:p text:style-name="P12">svg.noFill().stroke = '#333';</text:p>
      <text:p text:style-name="P12"/>
      <text:p text:style-name="P12">const points = new Two.Points();</text:p>
      <text:p text:style-name="P12"><text:soft-page-break/>points.size = radius / 4;</text:p>
      <text:p text:style-name="P12">points.noStroke().fill = editColor;</text:p>
      <text:p text:style-name="P12"/>
      <text:p text:style-name="P12">for (let i = 0; i &lt; svg.children.length; i++) {</text:p>
      <text:p text:style-name="P12"/>
      <text:p text:style-name="P12"><text:s text:c="2"/>const child = svg.children[i];</text:p>
      <text:p text:style-name="P12"><text:s text:c="2"/>const vertices = child.vertices;</text:p>
      <text:p text:style-name="P12"><text:s text:c="2"/></text:p>
      <text:p text:style-name="P12"><text:s text:c="2"/>for (let j = 0; j &lt; vertices.length; j++) {</text:p>
      <text:p text:style-name="P12"/>
      <text:p text:style-name="P12"><text:s text:c="4"/>const v = child.vertices[j];</text:p>
      <text:p text:style-name="P12"/>
      <text:p text:style-name="P12"><text:s text:c="4"/>v.relative = false;</text:p>
      <text:p text:style-name="P12"><text:s text:c="4"/>v.controls.left.add(v);</text:p>
      <text:p text:style-name="P12"><text:s text:c="4"/>v.controls.right.add(v);</text:p>
      <text:p text:style-name="P12"/>
      <text:p text:style-name="P12"><text:s text:c="4"/>if (j === 0 || j === vertices.length - 1) {</text:p>
      <text:p text:style-name="P12"/>
      <text:p text:style-name="P12"><text:s text:c="6"/>points.vertices.push(v);</text:p>
      <text:p text:style-name="P12"/>
      <text:p text:style-name="P12"><text:s text:c="4"/>} else {</text:p>
      <text:p text:style-name="P12"/>
      <text:p text:style-name="P12"><text:s text:c="6"/>points.vertices.push(v, v.controls.left, v.controls.right);</text:p>
      <text:p text:style-name="P12"><text:s text:c="6"/>const vertices = [v.controls.left, v.clone(), v.controls.right];</text:p>
      <text:p text:style-name="P12"><text:s text:c="6"/>const line = new Two.Path(vertices);</text:p>
      <text:p text:style-name="P12"><text:s text:c="6"/>line.noFill().stroke = editColor;</text:p>
      <text:p text:style-name="P12"><text:s text:c="6"/>line.linewidth = 2;</text:p>
      <text:p text:style-name="P12"/>
      <text:p text:style-name="P12"><text:s text:c="6"/>attach(v, vertices[1]);</text:p>
      <text:p text:style-name="P12"/>
      <text:p text:style-name="P12"><text:s text:c="6"/>two.add(line);</text:p>
      <text:p text:style-name="P12"/>
      <text:p text:style-name="P12"><text:s text:c="4"/>}</text:p>
      <text:p text:style-name="P12"/>
      <text:p text:style-name="P12"><text:s text:c="2"/>}</text:p>
      <text:p text:style-name="P12"/>
      <text:p text:style-name="P12">}</text:p>
      <text:p text:style-name="P12"/>
      <text:p text:style-name="P12">two.add(points);</text:p>
      <text:p text:style-name="P12"/>
      <text:p text:style-name="P12">two.bind('resize', resize);</text:p>
      <text:p text:style-name="P12">resize();</text:p>
      <text:p text:style-name="P12"/>
      <text:p text:style-name="P12">window.addEventListener('pointerdown', pointerdown, false);</text:p>
      <text:p text:style-name="P12">window.addEventListener('pointermove', pointermove, false);</text:p>
      <text:p text:style-name="P12">window.addEventListener('pointerup', pointerup, false);</text:p>
      <text:p text:style-name="P12"/>
      <text:p text:style-name="P12">function resize() {</text:p>
      <text:p text:style-name="P12"><text:s text:c="2"/>cx = two.width * 0.5;</text:p>
      <text:p text:style-name="P12"><text:s text:c="2"/>cy = two.height * 0.5;</text:p>
      <text:p text:style-name="P12"><text:s text:c="2"/>two.scene.position.set(cx, cy);</text:p>
      <text:p text:style-name="P12">}</text:p>
      <text:p text:style-name="P12"><text:soft-page-break/></text:p>
      <text:p text:style-name="P12">function attach(a, b) {</text:p>
      <text:p text:style-name="P12"><text:s text:c="2"/>a.bind(Two.Events.Types.change, function() {</text:p>
      <text:p text:style-name="P12"><text:s text:c="4"/>b.copy(a);</text:p>
      <text:p text:style-name="P12"><text:s text:c="2"/>});</text:p>
      <text:p text:style-name="P12">}</text:p>
      <text:p text:style-name="P12"/>
      <text:p text:style-name="P12">function pointerdown(e) {</text:p>
      <text:p text:style-name="P12"><text:s text:c="2"/>if (current) {</text:p>
      <text:p text:style-name="P12"><text:s text:c="4"/>isDragging = true;</text:p>
      <text:p text:style-name="P12"><text:s text:c="2"/>}</text:p>
      <text:p text:style-name="P12">}</text:p>
      <text:p text:style-name="P12"/>
      <text:p text:style-name="P12">function pointermove(e) {</text:p>
      <text:p text:style-name="P12"/>
      <text:p text:style-name="P12"><text:s text:c="2"/>mouse.x = e.clientX;</text:p>
      <text:p text:style-name="P12"><text:s text:c="2"/>mouse.y = e.clientY;</text:p>
      <text:p text:style-name="P12"/>
      <text:p text:style-name="P12"><text:s text:c="2"/>if (isDragging) {</text:p>
      <text:p text:style-name="P12"/>
      <text:p text:style-name="P12"><text:s text:c="4"/>current.x = mouse.x - two.scene.position.x;</text:p>
      <text:p text:style-name="P12"><text:s text:c="4"/>current.y = mouse.y - two.scene.position.y;</text:p>
      <text:p text:style-name="P12"/>
      <text:p text:style-name="P12"><text:s text:c="2"/>} else {</text:p>
      <text:p text:style-name="P12"/>
      <text:p text:style-name="P12"><text:s text:c="4"/>let matched = false;</text:p>
      <text:p text:style-name="P12"/>
      <text:p text:style-name="P12"><text:s text:c="4"/>for (let i = 0; i &lt; points.vertices.length; i++) {</text:p>
      <text:p text:style-name="P12"/>
      <text:p text:style-name="P12"><text:s text:c="6"/>const v = points.vertices[i];</text:p>
      <text:p text:style-name="P12"><text:s text:c="6"/>const dist = temp.copy(v).add(two.scene.position).distanceToSquared(mouse);</text:p>
      <text:p text:style-name="P12"/>
      <text:p text:style-name="P12"><text:s text:c="6"/>if (dist &lt; 64) {</text:p>
      <text:p text:style-name="P12"><text:s text:c="8"/>two.renderer.domElement.style.cursor = 'pointer';</text:p>
      <text:p text:style-name="P12"><text:s text:c="8"/>matched = true;</text:p>
      <text:p text:style-name="P12"><text:s text:c="8"/>current = v;</text:p>
      <text:p text:style-name="P12"><text:s text:c="6"/>}</text:p>
      <text:p text:style-name="P12"/>
      <text:p text:style-name="P12"><text:s text:c="4"/>}</text:p>
      <text:p text:style-name="P12"/>
      <text:p text:style-name="P12"><text:s text:c="4"/>if (!matched) {</text:p>
      <text:p text:style-name="P12"><text:s text:c="6"/>two.renderer.domElement.style.cursor = 'default';</text:p>
      <text:p text:style-name="P12"><text:s text:c="6"/>current = null;</text:p>
      <text:p text:style-name="P12"><text:s text:c="4"/>}</text:p>
      <text:p text:style-name="P12"/>
      <text:p text:style-name="P12"><text:s text:c="2"/>}</text:p>
      <text:p text:style-name="P12"/>
      <text:p text:style-name="P12">}</text:p>
      <text:p text:style-name="P12"/>
      <text:p text:style-name="P12">function pointerup(e) {</text:p>
      <text:p text:style-name="P12"><text:s text:c="2"/>isDragging = false;</text:p>
      <text:p text:style-name="P12">}</text:p>
      <text:p text:style-name="P12"><text:soft-page-break/></text:p>
      <text:p text:style-name="P12">function addBackdrop(d) {</text:p>
      <text:p text:style-name="P12"/>
      <text:p text:style-name="P12"><text:s text:c="2"/>const dimensions = d || 50;</text:p>
      <text:p text:style-name="P12"><text:s text:c="2"/>const two = new Two({</text:p>
      <text:p text:style-name="P12"><text:s text:c="4"/>type: Two.Types.canvas,</text:p>
      <text:p text:style-name="P12"><text:s text:c="4"/>width: dimensions,</text:p>
      <text:p text:style-name="P12"><text:s text:c="4"/>height: dimensions</text:p>
      <text:p text:style-name="P12"><text:s text:c="2"/>});</text:p>
      <text:p text:style-name="P12"/>
      <text:p text:style-name="P12"><text:s text:c="2"/>const r = dimensions / 5;</text:p>
      <text:p text:style-name="P12"><text:s text:c="2"/>const center = dimensions / 2;</text:p>
      <text:p text:style-name="P12"/>
      <text:p text:style-name="P12"><text:s text:c="2"/>const a = two.makeLine(center - r, center, center + r, center);</text:p>
      <text:p text:style-name="P12"><text:s text:c="2"/>const b = two.makeLine(center, center - r, center, center + r);</text:p>
      <text:p text:style-name="P12"/>
      <text:p text:style-name="P12"><text:s text:c="2"/>a.stroke = b.stroke = '#aaa';</text:p>
      <text:p text:style-name="P12"><text:s text:c="2"/>a.linewidth = b.linewidth = 0.25;</text:p>
      <text:p text:style-name="P12"/>
      <text:p text:style-name="P12"><text:s text:c="2"/>two.update();</text:p>
      <text:p text:style-name="P12"/>
      <text:p text:style-name="P12"><text:s text:c="2"/>const style = document.body.style;</text:p>
      <text:p text:style-name="P12"><text:s text:c="2"/>style.backgroundImage = `url(${two.renderer.domElement.toDataURL()})`;</text:p>
      <text:p text:style-name="P12"><text:s text:c="2"/>style.backgroundRepeat = 'repeat';</text:p>
      <text:p text:style-name="P12"><text:s text:c="2"/>style.backgroundSize = `${dimensions}px`;</text:p>
      <text:p text:style-name="P12"/>
      <text:p text:style-name="P12">}</text:p>
      <text:p text:style-name="P12"/>
      <text:h text:style-name="P4" text:outline-level="2"><text:bookmark text:name="svg"/>SVG</text:h>
      <text:p text:style-name="P21">Scalable Vector Graphics que pode ser traduzido do inglês como gráficos vetoriais escalonáveis. Trata-se de uma linguagem XML para descrever de forma vetorial desenhos e gráficos bidimensionais, quer de forma estática, quer dinâmica ou animada.<text:line-break/>No vídeo interativo: <text:a xlink:type="simple" xlink:href="https://inteligenciadascoisas.com/post/20200504-greensock/#criando-uma-animação-com-greensock" text:style-name="Internet_20_link" text:visited-style-name="Visited_20_Internet_20_Link">Criando uma animação com Greensock</text:a> eu demonstro como criar um <text:a xlink:type="simple" xlink:href="https://www.devmedia.com.br/entendendo-e-usando-o-svg/19773" text:style-name="Internet_20_link" text:visited-style-name="Visited_20_Internet_20_Link">SVG</text:a> básico com algumas linhas de código.</text:p>
      <text:h text:style-name="P2" text:outline-level="1"><text:bookmark text:name="principais-recursos-de-animação-para-web"/>Principais recursos de animação para web</text:h>
      <text:h text:style-name="P6" text:outline-level="2"><text:bookmark text:name="flash-atual-adobe-animate"/>Flash (atual Adobe Animate)</text:h>
      <text:p text:style-name="P21">Por muito tempo o plugin do Flash era essencial para acessar diversas páginas. Porém, por conter falhas de segurança ele foi sendo evitado e hoje a Adobe já permite exportar as animações para um Canvas HTML5.<text:line-break/>Por conter um aplicativo com interface gráfica muito eficiente, é excelente para fazer animações, principalmente para uso com uma mesa digitalizadora e renderizando como vídeos, mas ainda não é minha opção preferida para rodar direto na web.<text:line-break/>Dá só uma relembrada nesta clássica animação sobre o Flash feita inteiramente no Flash em 2006: </text:p>
      <text:p text:style-name="P12"/>
      <text:h text:style-name="P5" text:outline-level="2"><text:bookmark text:name="html5-canvas"/>HTML5 Canvas</text:h>
      <text:p text:style-name="P21">O HTML5 canvas tem um poder incrível e é um recurso nativo! Podendo ter os elementos acessados por WebGL é capaz de gerar gráficos complexos 2D e 3D dentro de um navegador web compatível sem o uso de plug-ins.<text:line-break/>Pode ser bastante interativo, usando até recursos como realidade aumentada ou mesmo um jogo completo, mas tudo fica encapsulado dentro do elemento canvas, não sendo a melhor opção para animar os demais elementos da página (<text:a xlink:type="simple" xlink:href="https://tableless.com.br/entendendo-o-dom-document-object-model/" text:style-name="Internet_20_link" text:visited-style-name="Visited_20_Internet_20_Link">DOM</text:a>).<text:line-break/>A capa da <text:a xlink:type="simple" xlink:href="https://inteligenciadascoisas.com/" text:style-name="Internet_20_link" text:visited-style-name="Visited_20_Internet_20_Link">página principal do blog</text:a> utiliza esse recurso 😄, mas dependendo do conteúdo o carregamento e a execução ficam um pouco pesados.<text:line-break/>Até por isso resolvi não incorporar os exemplos mais legais diretamente ao artigo.<text:line-break/>Dá uma conferida em alguns bem legais neste link: <text:a xlink:type="simple" xlink:href="https://www.webfx.com/web-design/examples-html5-canvas/" text:style-name="Internet_20_link" text:visited-style-name="Visited_20_Internet_20_Link">https://www.webfx.com/web-design/examples-html5-canvas/</text:a></text:p>
      <text:h text:style-name="P7" text:outline-level="3"><text:bookmark text:name="three-js"/>Three.js</text:h>
      <text:p text:style-name="P21">Esta biblioteca JS vale ser citada! Ela permite fazer coisas inacreditáveis em conjunto com o WebGL e HTML5 Canvas.<text:line-break/>Dá uma conferida nos exemplos: <text:a xlink:type="simple" xlink:href="https://threejs.org/examples/" text:style-name="Internet_20_link" text:visited-style-name="Visited_20_Internet_20_Link">https://threejs.org/examples/</text:a></text:p>
      <text:h text:style-name="P6" text:outline-level="2"><text:bookmark text:name="animações-com-css3"/>Animações com CSS3</text:h>
      <text:p text:style-name="P21">Uma opção também nativa, leve e super performática, porém com opções limitadas, como curvas de movimentação (eases).<text:line-break/>Também não muito amigável para criar os desenhos, mas claro que sempre tem uns caras que dominam com maestria os recursos.<text:line-break/>Dá uma olhada no que esse brasileiro faz com CSS3 Puro: </text:p>
      <text:h text:style-name="P4" text:outline-level="2"><text:bookmark text:name="javascript-request-animation-frame"/>Javascript request animation frame</text:h>
      <text:p text:style-name="P21">Outra opção nativa e utilizada de base por diversas bibliotecas javascript.<text:line-break/>Com gerenciamento de recursos adaptável ao dispositivo que está sendo utilizado, torna-se uma ótima opção, porém é muito mais fácil de implementar quando usado como recurso uma biblioteca.</text:p>
      <text:h text:style-name="P6" text:outline-level="2"><text:bookmark text:name="lottie-bodymovin"/>Lottie (Bodymovin’)</text:h>
      <text:p text:style-name="P21"><text:a xlink:type="simple" xlink:href="https://airbnb.design/lottie/" text:style-name="Internet_20_link" text:visited-style-name="Visited_20_Internet_20_Link">https://airbnb.design/lottie/</text:a><text:line-break/>Criado pelo time do airbnb, o Lottie é um plugin para After Effects que permite que suas animações sejam exportadas no formato JSON e lidas por um player javascript.<text:line-break/>Tem alguns poucos bugs e limitações, mas no geral funciona incrivelmente bem!</text:p>
      <text:h text:style-name="P6" text:outline-level="2"><text:bookmark text:name="rive-flare-e-2dimensions"/>Rive (Flare e 2Dimensions)</text:h>
      <text:p text:style-name="P21"><text:a xlink:type="simple" xlink:href="https://rive.app/" text:style-name="Internet_20_link" text:visited-style-name="Visited_20_Internet_20_Link">https://rive.app/</text:a><text:line-break/>Um pack de duas ferramentas incríveis de animação, recentemente unificada, que utliza o canvas como base e permite criar animações interativas e com recursos bem interessantes, como a deformação de meshes e esqueletos. </text:p>
      <text:p text:style-name="P21"><text:soft-page-break/>A melhor opção que conheço para exportar animações para apps com Flutter.</text:p>
      <text:h text:style-name="P6" text:outline-level="2"><text:bookmark text:name="web-animations-api"/>Web Animations API</text:h>
      <text:p text:style-name="P21">Trata-se de um recurso javascript nativo que permite fazer sequencias complexas de animação sem precisar carregar nenhum script externo.<text:line-break/>Porém, além de ser bastante recente e não ter muito suporte, é bem mais limitado do que a biblioteca GASP.</text:p>
      <text:h text:style-name="P6" text:outline-level="2"><text:bookmark text:name="google-web-designer"/>Google Web Designer</text:h>
      <text:p text:style-name="P21">O Google Web Designer é um aplicativo para a criação de anúncios em HTML5 e outros conteúdos da Web usando uma interface integrada visual e de código.</text:p>
      <text:p text:style-name="P16">Com a visualização <text:span text:style-name="Emphasis">Design</text:span> do Google Web Designer, é possível criar conteúdos usando texto, ferramentas de desenho e objetos 3D, além de fazer a animação de objetos e eventos em uma linha do tempo.<text:line-break/>A visualização <text:span text:style-name="Emphasis">Código</text:span> do Google Web Designer permite criar arquivos CSS, JavaScript e XML e usa o destaque de sintaxe e o preenchimento automático para facilitar a escrita do código e reduzir os erros.</text:p>
      <text:p text:style-name="P21">Após criar o conteúdo, você pode adaptar o estilo dele a vários tamanhos de tela usando as ferramentas de layout responsivo do Google Web Designer e publicar o documento final com HTML5, CSS3 ou JavaScript limpo e legível.</text:p>
      <text:p text:style-name="P21">O Google Web Designer também fornece uma biblioteca de componentes que permite adicionar galerias de imagens, vídeos, mapas e outros tipos de funções aos seus websites e anúncios.</text:p>
      <text:p text:style-name="P21">O Google Web Designer está disponível gratuitamente para download e uso.<text:line-break/>Uma ferramenta excelente! Tem um foco maior no layout (principalmente banners de ads) e pode ser usado em conjunto com a biblioteca GSAP. Porém se você prefere ter um controle maior e mais otimizado de suas animações, não é difícil usar somente HTML, CSS e JS puro com Greensock.</text:p>
      <text:h text:style-name="P6" text:outline-level="2"><text:bookmark text:name="gsap"/>GSAP</text:h>
      <text:p text:style-name="P21"><text:a xlink:type="simple" xlink:href="https://greensock.com/" text:style-name="Internet_20_link" text:visited-style-name="Visited_20_Internet_20_Link">https://greensock.com/</text:a><text:line-break/>Green Sock Animation Platform, é esta maravilhosa biblioteca javascript que facilita bastante a animação para web.<text:line-break/>Leve, modular, fácil de ler, segura e bastante robusta. E Além de tudo isso, escolhi adotar como padrão para os meus projetos pela qualidade da documentação oficial e a comunidade bastante ativa.<text:line-break/>Você encontra facilmente respostas bem estruturadas em fóruns, exemplos, tutoriais, vídeos e muito material bacana.<text:line-break/>Olha por exemplo esta ferramenta pra te auxiliar a criar as curvas de movimentação (eases):<text:line-break/><text:a xlink:type="simple" xlink:href="https://greensock.com/ease-visualizer" text:style-name="Internet_20_link" text:visited-style-name="Visited_20_Internet_20_Link">https://greensock.com/ease-visualizer</text:a></text:p>
      <text:h text:style-name="P2" text:outline-level="1"><text:bookmark text:name="tutorial-do-greensock-na-prática"/><text:soft-page-break/>Tutorial do Greensock na prática</text:h>
      <text:p text:style-name="P21">A seguir vou demonstrar como criar uma animação básica de elementos <text:a xlink:type="simple" xlink:href="https://tableless.com.br/entendendo-o-dom-document-object-model/" text:style-name="Internet_20_link" text:visited-style-name="Visited_20_Internet_20_Link">DOM</text:a> e imagens <text:a xlink:type="simple" xlink:href="https://www.devmedia.com.br/entendendo-e-usando-o-svg/19773" text:style-name="Internet_20_link" text:visited-style-name="Visited_20_Internet_20_Link">SVG</text:a> utilizando os recursos da biblioteca GreenSock.</text:p>
      <text:p text:style-name="P21"><text:span text:style-name="Strong_20_Emphasis">O vídeo é interativo! Você pode pausar a qualquer momento, mudar o que quiser no código e ver o que acontece.</text:span></text:p>
      <text:p text:style-name="P16">*<text:a xlink:type="simple" xlink:href="https://www.youtube.com/watch?v=02rvd_7HcFY" text:style-name="Internet_20_link" text:visited-style-name="Visited_20_Internet_20_Link">Clique aqui</text:a> para ver uma excelente explicação sobre CDN com a galera do canal Código Fonte TV.</text:p>
      <text:h text:style-name="P2" text:outline-level="1"><text:bookmark text:name="considerações-finais"/>Considerações finais</text:h>
      <text:p text:style-name="P21">Não existe uma unica ferramenta certa para tudo, mas pode ter certeza que pra animações interativas na web, a GASP é facilmente a minha favorita.<text:line-break/>Espero que tenha gostado do conteúdo e interatividade deste artigo! 😊</text:p>
      <text:p text:style-name="P21">Dá uma conferida nesta interface que desenhei com <text:a xlink:type="simple" xlink:href="https://www.devmedia.com.br/entendendo-e-usando-o-svg/19773" text:style-name="Internet_20_link" text:visited-style-name="Visited_20_Internet_20_Link">SVG</text:a>s feitos no Adobe Illustrator, animados com Greensock para uma aplicação interna para gestão e validação dos scripts SQL na base de teste do nosso time de desenvolvimento.<text:line-break/>Esta é apenas uma demonstração do FrontEnd, a solução completa foi feita em conjunto com o meu amigo <text:a xlink:type="simple" xlink:href="https://github.com/Wyulliam" text:style-name="Internet_20_link" text:visited-style-name="Visited_20_Internet_20_Link">William Silva</text:a>.</text:p>
      <text:p text:style-name="P21">Demonstração da interatividade:<text:line-break/><text:a xlink:type="simple" xlink:href="https://alexandremendoncaalvaro.github.io/Alfred" text:style-name="Internet_20_link" text:visited-style-name="Visited_20_Internet_20_Link">https://alexandremendoncaalvaro.github.io/Alfred</text:a><text:line-break/>*Pode usar qualquer valor no usuário e senha.</text:p>
      <text:p text:style-name="P21">Código fonte completo do Front End disponível em Open Source:<text:line-break/><text:a xlink:type="simple" xlink:href="https://github.com/alexandremendoncaalvaro/Alfred" text:style-name="Internet_20_link" text:visited-style-name="Visited_20_Internet_20_Link">https://github.com/alexandremendoncaalvaro/Alfred</text:a></text:p>
      <text:p text:style-name="P12"><text:a xlink:type="simple" xlink:href="https://inteligenciadascoisas.com/post/20200504-greensock/" text:style-name="Internet_20_link" text:visited-style-name="Visited_20_Internet_20_Link">https://inteligenciadascoisas.com/post/20200504-greensock/</text:a></text:p>
      <text:p text:style-name="P12"/>
      <text:p text:style-name="P12"/>
      <text:h text:style-name="P3" text:outline-level="1"><text:bookmark text:name="conceitos-basicos"/>Conceitos Básicos</text:h>
      <text:p text:style-name="Text_20_body">Agora que já sabemos como criar nossa cena básica, vamos trabalhar mais alguns conceitos básicos. Vamos trabalhar com o mesmo código aprensentado no tutorial passado. Só vamos renomear nosso arquivo JavaScript para <text:span text:style-name="Emphasis">exemplo2.js</text:span>.</text:p>
      <text:p text:style-name="Text_20_body"><text:span text:style-name="Strong_20_Emphasis">Página index.html</text:span></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title&gt;Computação Visual - Three.js - Exemplo 2&lt;/title&gt;</text:span></text:p>
      <text:p text:style-name="Preformatted_20_Text"><text:span text:style-name="Source_20_Text"><text:s text:c="4"/>&lt;style&gt;</text:span></text:p>
      <text:p text:style-name="Preformatted_20_Text"><text:span text:style-name="Source_20_Text"><text:s text:c="8"/>body { margin: 0; }</text:span></text:p>
      <text:p text:style-name="Preformatted_20_Text"><text:span text:style-name="Source_20_Text"><text:s text:c="8"/>canvas { width: 100%; height: 100% }</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lt;script src="js/three.min.js"&gt;&lt;/script&gt;</text:span></text:p>
      <text:p text:style-name="Preformatted_20_Text"><text:span text:style-name="Source_20_Text">&lt;script src="js/exemplo2.js"&gt;&lt;/script&gt;</text:span></text:p>
      <text:p text:style-name="Preformatted_20_Text"><text:span text:style-name="Source_20_Text">&lt;/body&gt;</text:span></text:p>
      <text:p text:style-name="P10"><text:span text:style-name="Source_20_Text">&lt;/html&gt;</text:span></text:p>
      <text:p text:style-name="Text_20_body"><text:span text:style-name="Strong_20_Emphasis">Arquivo </text:span><text:span text:style-name="Strong_20_Emphasis"><text:span text:style-name="Emphasis">exemplo2.js</text:span></text:span><text:span text:style-name="Strong_20_Emphasis"> inicial</text:span></text:p>
      <text:p text:style-name="Preformatted_20_Text"><text:span text:style-name="Source_20_Text">var scene;</text:span></text:p>
      <text:p text:style-name="Preformatted_20_Text"><text:span text:style-name="Source_20_Text">var camera;</text:span></text:p>
      <text:p text:style-name="Preformatted_20_Text"><text:span text:style-name="Source_20_Text">var renderer;</text:span></text:p>
      <text:p text:style-name="Preformatted_20_Text"/>
      <text:p text:style-name="Preformatted_20_Text"><text:span text:style-name="Source_20_Text">var cube;</text:span></text:p>
      <text:p text:style-name="Preformatted_20_Text"/>
      <text:p text:style-name="Preformatted_20_Text"/>
      <text:p text:style-name="Preformatted_20_Text"><text:span text:style-name="Source_20_Text">var init = function() {</text:span></text:p>
      <text:p text:style-name="Preformatted_20_Text"/>
      <text:p text:style-name="Preformatted_20_Text"><text:span text:style-name="Source_20_Text"><text:s text:c="4"/>scene = new THREE.Scene();</text:span></text:p>
      <text:p text:style-name="Preformatted_20_Text"><text:span text:style-name="Source_20_Text"><text:s text:c="4"/>camera = new THREE.PerspectiveCamera( 75, window.innerWidth / window.innerHeight, 0.1, 1000 );</text:span></text:p>
      <text:p text:style-name="Preformatted_20_Text"/>
      <text:p text:style-name="Preformatted_20_Text"><text:span text:style-name="Source_20_Text"><text:s text:c="4"/>renderer = new THREE.WebGLRenderer();</text:span></text:p>
      <text:p text:style-name="Preformatted_20_Text"><text:span text:style-name="Source_20_Text"><text:s text:c="4"/>renderer.setSize( window.innerWidth, window.innerHeight );</text:span></text:p>
      <text:p text:style-name="Preformatted_20_Text"><text:span text:style-name="Source_20_Text"><text:s text:c="4"/>document.body.appendChild( renderer.domElement );</text:span></text:p>
      <text:p text:style-name="Preformatted_20_Text"/>
      <text:p text:style-name="Preformatted_20_Text"><text:span text:style-name="Source_20_Text"><text:s text:c="4"/>this.createACube();</text:span></text:p>
      <text:p text:style-name="Preformatted_20_Text"/>
      <text:p text:style-name="Preformatted_20_Text"><text:span text:style-name="Source_20_Text"><text:s text:c="4"/>camera.position.z = 5;</text:span></text:p>
      <text:p text:style-name="Preformatted_20_Text"/>
      <text:p text:style-name="Preformatted_20_Text"><text:span text:style-name="Source_20_Text"><text:s text:c="4"/>this.render();</text:span></text:p>
      <text:p text:style-name="Preformatted_20_Text"/>
      <text:p text:style-name="Preformatted_20_Text"><text:span text:style-name="Source_20_Text">};</text:span></text:p>
      <text:p text:style-name="Preformatted_20_Text"/>
      <text:p text:style-name="Preformatted_20_Text"><text:span text:style-name="Source_20_Text">var render = function() {</text:span></text:p>
      <text:p text:style-name="Preformatted_20_Text"><text:span text:style-name="Source_20_Text"><text:s text:c="4"/>requestAnimationFrame( render );</text:span></text:p>
      <text:p text:style-name="Preformatted_20_Text"/>
      <text:p text:style-name="Preformatted_20_Text"><text:span text:style-name="Source_20_Text"><text:s text:c="4"/>this.animateCube();</text:span></text:p>
      <text:p text:style-name="Preformatted_20_Text"/>
      <text:p text:style-name="Preformatted_20_Text"><text:span text:style-name="Source_20_Text"><text:s text:c="4"/>renderer.render( scene, camera );</text:span></text:p>
      <text:p text:style-name="Preformatted_20_Text"><text:span text:style-name="Source_20_Text">};</text:span></text:p>
      <text:p text:style-name="Preformatted_20_Text"/>
      <text:p text:style-name="Preformatted_20_Text"><text:span text:style-name="Source_20_Text">var createACube = function() {</text:span></text:p>
      <text:p text:style-name="Preformatted_20_Text"><text:span text:style-name="Source_20_Text"><text:s text:c="4"/>var geometry = new THREE.BoxGeometry( 1, 1, 1 );</text:span></text:p>
      <text:p text:style-name="Preformatted_20_Text"><text:soft-page-break/><text:span text:style-name="Source_20_Text"><text:s text:c="4"/>var material = new THREE.MeshBasicMaterial( { color: "red" } );</text:span></text:p>
      <text:p text:style-name="Preformatted_20_Text"><text:span text:style-name="Source_20_Text"><text:s text:c="4"/>cube = new THREE.Mesh( geometry, material );</text:span></text:p>
      <text:p text:style-name="Preformatted_20_Text"><text:span text:style-name="Source_20_Text"><text:s text:c="4"/>scene.add( cube );</text:span></text:p>
      <text:p text:style-name="Preformatted_20_Text"><text:span text:style-name="Source_20_Text">};</text:span></text:p>
      <text:p text:style-name="Preformatted_20_Text"/>
      <text:p text:style-name="Preformatted_20_Text"><text:span text:style-name="Source_20_Text">var animateCube = function() {</text:span></text:p>
      <text:p text:style-name="Preformatted_20_Text"><text:span text:style-name="Source_20_Text"><text:s text:c="4"/>cube.rotation.x += 0.1;</text:span></text:p>
      <text:p text:style-name="Preformatted_20_Text"><text:span text:style-name="Source_20_Text"><text:s text:c="4"/>cube.rotation.y += 0.1;</text:span></text:p>
      <text:p text:style-name="Preformatted_20_Text"><text:span text:style-name="Source_20_Text">};</text:span></text:p>
      <text:p text:style-name="Preformatted_20_Text"/>
      <text:p text:style-name="Preformatted_20_Text"><text:span text:style-name="Source_20_Text">window.onload = this.init;</text:span></text:p>
      <text:p text:style-name="P10"/>
      <text:h text:style-name="Heading_20_2" text:outline-level="2"><text:bookmark text:name="elementos-basicos-da-cena"/>Elementos Básicos da Cena</text:h>
      <text:p text:style-name="Text_20_body">No tutorial passado começamos nosso exemplo definindo três elementos básicos: a cena, a câmera e o render. Vamos explorar um pouco mais estes elementos.</text:p>
      <text:h text:style-name="Heading_20_3" text:outline-level="3"><text:bookmark text:name="scene"/>Scene</text:h>
      <text:list xml:id="list1522591148" text:style-name="L7">
        <text:list-item>
          <text:p text:style-name="P25"><text:span text:style-name="Strong_20_Emphasis">Documentação:</text:span> <text:a xlink:type="simple" xlink:href="https://threejs.org/docs/#Reference/Scenes/Scene" text:style-name="Internet_20_link" text:visited-style-name="Visited_20_Internet_20_Link">https://threejs.org/docs/#Reference/Scenes/Scene</text:a> </text:p>
        </text:list-item>
      </text:list>
      <text:p text:style-name="Text_20_body">A cena permite que você configure o ambiente em que os objetos vão ser renderizados. É nesse cenário que são inseridos os objetos, as luzes e as câmeras da cena. Na documentação é possível verificar a lista de propriedades que está associada a este objeto. Por enquanto não vamos trabalhar como nenhuma destas propriedades.</text:p>
      <text:p text:style-name="Text_20_body">A imagem a seguir mostra como está posicionado o sistema de coordenadas:</text:p>
      <text:p text:style-name="Text_20_body"><draw:frame draw:style-name="fr2" draw:name="Figura1" text:anchor-type="as-char" svg:width="2cm" svg:height="1cm" draw:z-index="0"><draw:image xlink:href="https://i-msdn.sec.s-msft.com/dynimg/IC694783.png" xlink:type="simple" xlink:show="embed" xlink:actuate="onLoad"/><svg:title>Alt Coordinates</svg:title></draw:frame><text:s/>(<text:span text:style-name="Strong_20_Emphasis">Fonte:</text:span> <text:a xlink:type="simple" xlink:href="https://msdn.microsoft.com/en-us/library/dn479430(v=vs.85).aspx" text:style-name="Internet_20_link" text:visited-style-name="Visited_20_Internet_20_Link">Basic 3D graphics using Three.js</text:a>)</text:p>
      <text:p text:style-name="Text_20_body">A tela do computador está centralizada na origem dos eixos (0,0,0). As coordenadas positivas do eixo <text:span text:style-name="Emphasis">z</text:span> são direcionadas para fora da tela. Os eixos <text:span text:style-name="Emphasis">x</text:span> e <text:span text:style-name="Emphasis">y</text:span> possuem os valores de coordenada padrões (x - positivo direita e y - positivo para cima). Qualquer objeto inserido na cena é colocado na coordenada (0, 0, 0). É por isso que quando adicionamos a câmera no exemplo passado não conseguíamos visualizar o objeto. Na verdade estávamos enxergando a cena de dentro do objeto. Para corrigir esse problema, mexemos a câmera sobre o eixo <text:span text:style-name="Emphasis">z</text:span> em 5 positivo. Ou seja, afastamos a câmera para trás.</text:p>
      <text:p text:style-name="Text_20_body">Se quisermos modificar a posição dos objetos na cena devemos mudar os valores de x, y e z. O exemplo a seguir movimenta o objeto sobre os 3 eixos.</text:p>
      <text:p text:style-name="Text_20_body">Vamos alterar o método <text:span text:style-name="Strong_20_Emphasis">createACube()</text:span>.</text:p>
      <text:p text:style-name="Preformatted_20_Text"><text:span text:style-name="Source_20_Text">var createACube = function() {</text:span></text:p>
      <text:p text:style-name="Preformatted_20_Text"><text:span text:style-name="Source_20_Text"><text:s text:c="4"/>var geometry = new THREE.BoxGeometry( 1, 1, 1 );</text:span></text:p>
      <text:p text:style-name="Preformatted_20_Text"><text:span text:style-name="Source_20_Text"><text:s text:c="4"/>var material = new THREE.MeshBasicMaterial( { color: "red"} );</text:span></text:p>
      <text:p text:style-name="Preformatted_20_Text"><text:span text:style-name="Source_20_Text"><text:s text:c="4"/>cube = new THREE.Mesh( geometry, material );</text:span></text:p>
      <text:p text:style-name="Preformatted_20_Text"/>
      <text:p text:style-name="Preformatted_20_Text"><text:span text:style-name="Source_20_Text"><text:s text:c="4"/>cube.position.x = 2;</text:span></text:p>
      <text:p text:style-name="Preformatted_20_Text"><text:span text:style-name="Source_20_Text"><text:s text:c="4"/>cube.position.y = 1;</text:span></text:p>
      <text:p text:style-name="Preformatted_20_Text"><text:span text:style-name="Source_20_Text"><text:s text:c="4"/>cube.position.z = -1;</text:span></text:p>
      <text:p text:style-name="Preformatted_20_Text"/>
      <text:p text:style-name="Preformatted_20_Text"><text:span text:style-name="Source_20_Text"><text:s text:c="4"/>scene.add( cube );</text:span></text:p>
      <text:p text:style-name="P10"><text:span text:style-name="Source_20_Text">};</text:span></text:p>
      <text:p text:style-name="Text_20_body"><text:soft-page-break/>O código acima move o cubo para direita, para cima e para "dentro" da tela. Esses três comandos podem ser substituídos por um único comando: <text:span text:style-name="Strong_20_Emphasis">cube.position.set(2, 1, -1)</text:span>. Modifique os valores e veja o resultado na cena.</text:p>
      <text:h text:style-name="Heading_20_3" text:outline-level="3"><text:bookmark text:name="camera"/>Camera</text:h>
      <text:list xml:id="list2231869794" text:style-name="L8">
        <text:list-item>
          <text:p text:style-name="P27"><text:span text:style-name="Strong_20_Emphasis">Documentação:</text:span></text:p>
          <text:list>
            <text:list-item>
              <text:p text:style-name="P27">Camera: <text:a xlink:type="simple" xlink:href="https://threejs.org/docs/#Reference/Cameras/Camera" text:style-name="Internet_20_link" text:visited-style-name="Visited_20_Internet_20_Link">https://threejs.org/docs/#Reference/Cameras/Camera</text:a> </text:p>
            </text:list-item>
            <text:list-item>
              <text:p text:style-name="P27">PerspectiveCamera: <text:a xlink:type="simple" xlink:href="https://threejs.org/docs/#Reference/Cameras/PerspectiveCamera" text:style-name="Internet_20_link" text:visited-style-name="Visited_20_Internet_20_Link">https://threejs.org/docs/#Reference/Cameras/PerspectiveCamera</text:a> </text:p>
            </text:list-item>
            <text:list-item>
              <text:p text:style-name="P26">OrthographicCamera: <text:a xlink:type="simple" xlink:href="https://threejs.org/docs/#Reference/Cameras/OrthographicCamera" text:style-name="Internet_20_link" text:visited-style-name="Visited_20_Internet_20_Link">https://threejs.org/docs/#Reference/Cameras/OrthographicCamera</text:a> </text:p>
            </text:list-item>
          </text:list>
        </text:list-item>
      </text:list>
      <text:p text:style-name="Text_20_body">O outro elemento básico que deve ser definido para a construção da nossa cena 3D é a câmera. A câmera define o ponto de vista da cena. O <text:span text:style-name="Emphasis">Three.js</text:span> possui três tipos de câmeras: <text:span text:style-name="Emphasis">CubeCamera</text:span>, <text:span text:style-name="Emphasis">PerspectiveCamera</text:span> e <text:span text:style-name="Emphasis">OrthographicCamera</text:span>. A priori vamos trabalhar apenas com os conceitos da <text:span text:style-name="Emphasis">PerspectiveCamera</text:span> e <text:span text:style-name="Emphasis">OrthographicCamera</text:span>.</text:p>
      <text:p text:style-name="Text_20_body">A diferença básica está na noção de profundidade. Na <text:span text:style-name="Emphasis">PerspectiveCamera</text:span> a medida que os objetos se afastam em direção ao fundo da cena, eles vão modificando de tamanho (ficando menores). Esse modo de visão é muito mais próximo da forma como enxergamos. É difícil precisar o tamanho dos objetos quando estes se encontram a uma certa distância. Diferente da <text:span text:style-name="Emphasis">OrthographicCamera</text:span> que mostra a idéia de um fundo fixo. Mesmo objetos distantes na cena apresentam a mesma proporções de objetos do mesmo tamanho que estejam próximos na cena. Esse tipo de câmera é muito uitilizada em jogos 2D como SimCity, Diablo, Civilization.</text:p>
      <text:p text:style-name="Text_20_body">Neste link: <text:a xlink:type="simple" xlink:href="https://www.script-tutorials.com/webgl-with-three-js-lesson-9/" text:style-name="Internet_20_link" text:visited-style-name="Visited_20_Internet_20_Link">https://www.script-tutorials.com/webgl-with-three-js-lesson-9/</text:a> vocês podem acessar um breve exemplo de como essas duas perspectivas funcionam. A imagem a seguir mostra como as camêras estão posicionadas em relação a cena:</text:p>
      <text:p text:style-name="P16">Os parâmetros também mudam de acordo com o tipo de câmera que estamos utilizando.</text:p>
      <text:p text:style-name="Text_20_body">Na <text:span text:style-name="Emphasis">PerspectiveCamera</text:span> os parâmetros são:</text:p>
      <text:p text:style-name="Text_20_body"><text:span text:style-name="Strong_20_Emphasis">PerspectiveCamera( a, b, c, d) </text:span></text:p>
      <text:list xml:id="list511953146" text:style-name="L9">
        <text:list-item>
          <text:p text:style-name="P28"><text:span text:style-name="Strong_20_Emphasis">a - fov</text:span>: Este parâmetro representa o <text:span text:style-name="Emphasis">vertical field of view</text:span> (campo de visão vertical). Ele define o que pode ser visto pela câmera. Nós humanos temos um capo de visão de aproximadamente 180 graus. Para os computadores, esse valor está entre 60 e 90 graus. O valor é passado em graus. No nosso exemplo, estamos utilizando 75 graus.</text:p>
        </text:list-item>
        <text:list-item>
          <text:p text:style-name="P28"><text:span text:style-name="Strong_20_Emphasis">b - aspect</text:span>: Esse parâmetro representa o <text:span text:style-name="Emphasis">aspect ratio</text:span> da tela. Ele é calculado dividindo a largura da tela pela sua altura.</text:p>
        </text:list-item>
        <text:list-item>
          <text:p text:style-name="P28"><text:span text:style-name="Strong_20_Emphasis">c - near</text:span>: Este parâmetro define a menor distância da câmera permitida para renderização dos objetos. Normalmente, esse valor é muito pequeno. Isso permite que objetos que estejam muito próximos da câmera apareçam na cena.</text:p>
        </text:list-item>
        <text:list-item>
          <text:p text:style-name="P28"><text:span text:style-name="Strong_20_Emphasis">d - far</text:span>: Este parâmetro define a maior distância da câmera permitida para renderização dos objetos. Normalmente, esse valor varia de 500 a 2000. Isso permite que objetos que estejam muito distantes da câmera não sejam renderizados. Valores muito altos pode implicar na performance do sistema.</text:p>
        </text:list-item>
      </text:list>
      <text:p text:style-name="Text_20_body"><text:soft-page-break/>A imagem a seguir ilustra bem tais parâmetros:</text:p>
      <text:p text:style-name="Text_20_body"><draw:frame draw:style-name="fr1" draw:name="Figura2" text:anchor-type="as-char" svg:width="2cm" svg:height="1cm" draw:z-index="1"><draw:image xlink:href="https://i-msdn.sec.s-msft.com/dynimg/IC697684.png" xlink:type="simple" xlink:show="embed" xlink:actuate="onLoad"/></draw:frame><text:s/>(<text:span text:style-name="Strong_20_Emphasis">Fonte:</text:span> <text:a xlink:type="simple" xlink:href="https://msdn.microsoft.com/en-us/library/dn479430(v=vs.85).aspx" text:style-name="Internet_20_link" text:visited-style-name="Visited_20_Internet_20_Link">Basic 3D graphics using Three.js</text:a>)</text:p>
      <text:p text:style-name="Text_20_body"><text:span text:style-name="Strong_20_Emphasis">OrthographicCamera(a, b, c, d, e, f) </text:span></text:p>
      <text:list xml:id="list273337980" text:style-name="L10">
        <text:list-item>
          <text:p text:style-name="P29"><text:span text:style-name="Strong_20_Emphasis">a (left), b (right), c (top) e d (bottom):</text:span> determinam o limite da tela que será renderizado. Por exemplo, se definir o left -100. Qualquer objeto que esteja mais a esquerda do que esse limite não será renderizado. A mesma idéia para os demais parâmetros.</text:p>
        </text:list-item>
        <text:list-item>
          <text:p text:style-name="P29"><text:span text:style-name="Strong_20_Emphasis">e (near) e f (far)</text:span> são definidos como na <text:span text:style-name="Emphasis">PerspectiveCamera</text:span>*.</text:p>
        </text:list-item>
      </text:list>
      <text:p text:style-name="Text_20_body">As imagens a seguir mostram o efeito de cada câmera sobre a mesma cena.</text:p>
      <text:p text:style-name="Text_20_body"><text:span text:style-name="Strong_20_Emphasis">Perspective </text:span></text:p>
      <text:p text:style-name="P12"><text:span text:style-name="Strong_20_Emphasis">Orthographic</text:span></text:p>
      <text:p text:style-name="P12"><text:span text:style-name="Strong_20_Emphasis"/></text:p>
      <text:p text:style-name="P16"><text:span text:style-name="Strong_20_Emphasis">No nosso exemplo, estamos utilizando a </text:span><text:span text:style-name="Strong_20_Emphasis"><text:span text:style-name="Emphasis">PerspectiveCamera</text:span></text:span><text:span text:style-name="Strong_20_Emphasis"> para visualização da cena. Para ilustrar vamos fazer uma pequena modificação no nosso exemplo. Vamos fazer com que o cubo de tempos e tempos se afaste da tela. Para isso, irei modificar o método animateCube que é chamado dentro do </text:span><text:span text:style-name="Strong_20_Emphasis"><text:span text:style-name="Emphasis">render</text:span></text:span><text:span text:style-name="Strong_20_Emphasis">.</text:span></text:p>
      <text:p text:style-name="Preformatted_20_Text"><text:span text:style-name="Source_20_Text">var animateCube = function() {</text:span></text:p>
      <text:p text:style-name="Preformatted_20_Text"><text:span text:style-name="Source_20_Text"><text:s text:c="4"/>cube.rotation.x += 0.1;</text:span></text:p>
      <text:p text:style-name="Preformatted_20_Text"><text:span text:style-name="Source_20_Text"><text:s text:c="4"/>cube.rotation.y += 0.1;</text:span></text:p>
      <text:p text:style-name="Preformatted_20_Text"><text:span text:style-name="Source_20_Text"><text:s text:c="4"/>cube.position.z -= 0.1;</text:span></text:p>
      <text:p text:style-name="P10"><text:span text:style-name="Source_20_Text">};</text:span></text:p>
      <text:p text:style-name="Text_20_body">Esse alteração vai fazer com que o cubo se afaste da tela. Observe que cada vez que ele se afasta da tela, ele sofre alteração na noção de tamanho do objeto.</text:p>
      <text:p text:style-name="Text_20_body">Para ilustrar o efeito da <text:span text:style-name="Emphasis">OrthographicCamera</text:span> vamos manter a atualização, mas vamos alterar a câmera da cena. Para isso devemos alterar a variável <text:span text:style-name="Emphasis">camera</text:span> no método <text:span text:style-name="Emphasis">init</text:span>.</text:p>
      <text:p text:style-name="Preformatted_20_Text"><text:span text:style-name="Source_20_Text">var init = function() {</text:span></text:p>
      <text:p text:style-name="Preformatted_20_Text"/>
      <text:p text:style-name="Preformatted_20_Text"><text:span text:style-name="Source_20_Text"><text:s text:c="4"/>scene = new THREE.Scene();</text:span></text:p>
      <text:p text:style-name="Preformatted_20_Text"/>
      <text:p text:style-name="Preformatted_20_Text"><text:span text:style-name="Source_20_Text"><text:s text:c="4"/>camera = new THREE.OrthographicCamera( -window.innerWidth/512, window.innerWidth/512, window.innerHeight/512, -window.innerHeight/512, 0.1, 1000 )</text:span></text:p>
      <text:p text:style-name="Preformatted_20_Text"><text:span text:style-name="Source_20_Text"><text:s text:c="4"/>renderer = new THREE.WebGLRenderer();</text:span></text:p>
      <text:p text:style-name="Preformatted_20_Text"><text:span text:style-name="Source_20_Text"><text:s text:c="4"/>renderer.setSize( window.innerWidth, window.innerHeight );</text:span></text:p>
      <text:p text:style-name="Preformatted_20_Text"><text:span text:style-name="Source_20_Text"><text:s text:c="4"/>document.body.appendChild( renderer.domElement );</text:span></text:p>
      <text:p text:style-name="Preformatted_20_Text"/>
      <text:p text:style-name="Preformatted_20_Text"><text:span text:style-name="Source_20_Text"><text:s text:c="4"/>this.createACube();</text:span></text:p>
      <text:p text:style-name="Preformatted_20_Text"/>
      <text:p text:style-name="Preformatted_20_Text"><text:span text:style-name="Source_20_Text"><text:s text:c="4"/>camera.position.z = 5;</text:span></text:p>
      <text:p text:style-name="Preformatted_20_Text"/>
      <text:p text:style-name="Preformatted_20_Text"><text:span text:style-name="Source_20_Text"><text:s text:c="4"/>this.render();</text:span></text:p>
      <text:p text:style-name="Preformatted_20_Text"/>
      <text:p text:style-name="Preformatted_20_Text"><text:span text:style-name="Source_20_Text">};</text:span></text:p>
      <text:p text:style-name="P10"/>
      <text:p text:style-name="Text_20_body">Perceba que mesmo o objeto se afastando da cena, as propoções dele se mantém.</text:p>
      <text:h text:style-name="Heading_20_3" text:outline-level="3"><text:bookmark text:name="renderer"/><text:soft-page-break/>Renderer</text:h>
      <text:list xml:id="list1999732289" text:style-name="L11">
        <text:list-item>
          <text:p text:style-name="P31"><text:span text:style-name="Strong_20_Emphasis">Documentação</text:span></text:p>
          <text:list>
            <text:list-item>
              <text:p text:style-name="P30">WebGLRenderer: <text:a xlink:type="simple" xlink:href="https://threejs.org/docs/#Reference/Renderers/WebGLRenderer" text:style-name="Internet_20_link" text:visited-style-name="Visited_20_Internet_20_Link">https://threejs.org/docs/#Reference/Renderers/WebGLRenderer</text:a> </text:p>
            </text:list-item>
          </text:list>
        </text:list-item>
      </text:list>
      <text:p text:style-name="Text_20_body">O último elemento básico que definimos foi o renderizador identificado pela variável <text:span text:style-name="Emphasis">renderer</text:span>. O renderizador utilizado é o WebGL. Se o navegador não suportar WebGL, um outro tipo de renderizador (SVG ou HTML5-based) é criado. No entanto, a aplicação perde em desempenho. No nosso exemplo, informamos que iremos renderizar os objetos utilizando o WebGL e definimos o tamanho do espaço para isto. Em seguida, adicionamos ao <text:span text:style-name="Emphasis">body</text:span> da nossa página HTML o renderizador. Demais aspectos deste elemento podem ser abordados ao longo dos tutoriais.</text:p>
      <text:h text:style-name="Heading_20_2" text:outline-level="2"><text:bookmark text:name="incrementando-a-cena"/>Incrementando a cena</text:h>
      <text:p text:style-name="Text_20_body">Vamos apresentar mais alguns conceitos fazendo modificações no projeto desenvolvido até aqui. Para esse exemplo, vamos manter a câmera como <text:span text:style-name="Emphasis">PerspectiveCamera</text:span> e retira a animação do cubo (basta comentar a chamada da função <text:span text:style-name="Strong_20_Emphasis">animateCube</text:span>).</text:p>
      <text:p text:style-name="Text_20_body">A primeira modificação que vamos fazer é mudar a forma como os objetos são redenrizados. Até aqui usamos o <text:span text:style-name="Emphasis">MeshBasicMaterial</text:span> para especificar o material com o qual os objetos são criados. Isso inclui como os objetos se relacionam com as luzes. Perceba que até agora não especificando nenhuma informação de luz do ambiente. Por conta disso, vamos utilizar um material que necessite de luz para ser exibido.</text:p>
      <text:p text:style-name="Text_20_body">Vamos utilizar o <text:span text:style-name="Emphasis">MeshLambertMaterial</text:span> que é próprio para superfícies não brilhantes. Para isto, basta modificar o método <text:span text:style-name="Emphasis">createACube</text:span>.</text:p>
      <text:p text:style-name="Preformatted_20_Text"><text:span text:style-name="Source_20_Text">var createACube = function() {</text:span></text:p>
      <text:p text:style-name="Preformatted_20_Text"><text:span text:style-name="Source_20_Text"><text:s text:c="4"/>var geometry = new THREE.BoxGeometry( 1, 1, 1 );</text:span></text:p>
      <text:p text:style-name="Preformatted_20_Text"><text:span text:style-name="Source_20_Text"><text:s text:c="4"/>var material = new THREE.MeshLambertMaterial( { color: "red"} );</text:span></text:p>
      <text:p text:style-name="Preformatted_20_Text"><text:span text:style-name="Source_20_Text"><text:s text:c="4"/>cube = new THREE.Mesh( geometry, material );</text:span></text:p>
      <text:p text:style-name="Preformatted_20_Text"/>
      <text:p text:style-name="Preformatted_20_Text"><text:span text:style-name="Source_20_Text"><text:s text:c="4"/>cube.position.x = 0;</text:span></text:p>
      <text:p text:style-name="Preformatted_20_Text"><text:span text:style-name="Source_20_Text"><text:s text:c="4"/>cube.position.y = 0;</text:span></text:p>
      <text:p text:style-name="Preformatted_20_Text"><text:span text:style-name="Source_20_Text"><text:s text:c="4"/>cube.position.z = 0;</text:span></text:p>
      <text:p text:style-name="Preformatted_20_Text"/>
      <text:p text:style-name="Preformatted_20_Text"><text:span text:style-name="Source_20_Text"><text:s text:c="4"/>scene.add( cube );</text:span></text:p>
      <text:p text:style-name="P10"><text:span text:style-name="Source_20_Text">};</text:span></text:p>
      <text:p text:style-name="Text_20_body">Se fizermos esta alteração e atualizarmos a página, vamos notar que o cubo "desapareceu". Na verdade, ele está na cena. No entanto, não está sendo iluminado. Para corrigir este problema vamos adicionar uma luz à cena. Vamos criar o método <text:span text:style-name="Strong_20_Emphasis">createLight</text:span>.</text:p>
      <text:p text:style-name="Preformatted_20_Text"><text:span text:style-name="Source_20_Text">var createLight = function () {</text:span></text:p>
      <text:p text:style-name="Preformatted_20_Text"><text:span text:style-name="Source_20_Text"><text:s text:c="4"/>var spotLight = new THREE.SpotLight(0xffffff);</text:span></text:p>
      <text:p text:style-name="Preformatted_20_Text"><text:span text:style-name="Source_20_Text"><text:s text:c="4"/>spotLight.position.set(10, 20, 20);</text:span></text:p>
      <text:p text:style-name="Preformatted_20_Text"><text:span text:style-name="Source_20_Text"><text:s text:c="4"/>spotLight.castShadow = true;</text:span></text:p>
      <text:p text:style-name="Preformatted_20_Text"><text:span text:style-name="Source_20_Text"><text:s text:c="4"/>scene.add(spotLight);</text:span></text:p>
      <text:p text:style-name="P10"><text:span text:style-name="Source_20_Text">};</text:span></text:p>
      <text:p text:style-name="Text_20_body">Esse método está especificando uma luz do tipo <text:span text:style-name="Emphasis">SpotLight</text:span> na posição (10, 20, 20). Essa é uma luz pontual que atua sobre objetos criados a partir do <text:span text:style-name="Emphasis">MeshLambertMaterial</text:span>. Para funcionar basta chamar esse método dentro do <text:span text:style-name="Emphasis">init</text:span>. Observe que o objeto é iluminado de acordo com a posição da <text:soft-page-break/>luz na cena. Existem vários tipos de luz. Iremos explorar outros tipos mais a frente. Para dar um efeito melhor, alteramos o método animação:</text:p>
      <text:p text:style-name="Preformatted_20_Text"><text:span text:style-name="Source_20_Text">varanimateCube = function() {</text:span></text:p>
      <text:p text:style-name="Preformatted_20_Text"><text:span text:style-name="Source_20_Text"><text:s text:c="4"/>cube.rotation.y += 0.01;</text:span></text:p>
      <text:p text:style-name="P10"><text:span text:style-name="Source_20_Text">};</text:span></text:p>
      <text:p text:style-name="Text_20_body">A próxima alteração de cena que vamos fazer é adicionar um plano. Desta forma podemos mostrar alguns efeitos de sombra dos objetos. Vamos criar uma função <text:span text:style-name="Strong_20_Emphasis">createPlane</text:span> que vai criar e adicionar um plano logo abaixo do cubo.</text:p>
      <text:p text:style-name="Preformatted_20_Text"><text:span text:style-name="Source_20_Text">var createPlane = function() {</text:span></text:p>
      <text:p text:style-name="Preformatted_20_Text"><text:span text:style-name="Source_20_Text"><text:s text:c="4"/>var planeGeometry = new THREE.PlaneGeometry(20, 20);</text:span></text:p>
      <text:p text:style-name="Preformatted_20_Text"><text:span text:style-name="Source_20_Text"><text:s text:c="4"/>var planeMaterial = new THREE.MeshLambertMaterial({ color: 0xcccccc});</text:span></text:p>
      <text:p text:style-name="Preformatted_20_Text"><text:span text:style-name="Source_20_Text"><text:s text:c="4"/>plane = new THREE.Mesh(planeGeometry, planeMaterial);</text:span></text:p>
      <text:p text:style-name="Preformatted_20_Text"/>
      <text:p text:style-name="Preformatted_20_Text"><text:span text:style-name="Source_20_Text"><text:s text:c="4"/>plane.rotation.x = -0.5 * Math.PI;</text:span></text:p>
      <text:p text:style-name="Preformatted_20_Text"><text:span text:style-name="Source_20_Text"><text:s text:c="4"/>plane.position.y = -1;</text:span></text:p>
      <text:p text:style-name="Preformatted_20_Text"/>
      <text:p text:style-name="Preformatted_20_Text"><text:span text:style-name="Source_20_Text"><text:s text:c="4"/>scene.add(plane);</text:span></text:p>
      <text:p text:style-name="P10"><text:span text:style-name="Source_20_Text">};</text:span></text:p>
      <text:p text:style-name="Text_20_body">A função <text:span text:style-name="Strong_20_Emphasis">createPlane</text:span> utiliza o método <text:span text:style-name="Emphasis">planeGeometry</text:span> para especificar a forma geométrica que será criada e seu tamanho. Neste caso, 20x20. Em seguida definimos o material juntamente com a cor e criamos o objeto <text:span text:style-name="Emphasis">plane</text:span> que será inserido na cena.</text:p>
      <text:p text:style-name="Text_20_body">Assim como todos os objetos que são inseridos, o plano será inserido na posição (0, 0, 0). No caso específico do plano, ele será inserido na posição vertical, o que causaria um efeito inadequado para nosso exemplo, já que queremos que o plano se localize abaixo do cubo. Por conta disso, precisamos fazer duas operações de movimentação: a primeira de rotação para que ele fique na posição horizontal e a segunda de deslocamento no eixo y para que ele fique abaixo do cubo e não cortando-o na horizontal.</text:p>
      <text:p text:style-name="Text_20_body">Para funcionar, basta chamar o método <text:span text:style-name="Strong_20_Emphasis">createPlane</text:span> no método init.</text:p>
      <text:h text:style-name="Heading_20_2" text:outline-level="2"><text:bookmark text:name="aplicando-sombras"/>Aplicando sombras</text:h>
      <text:p text:style-name="Text_20_body">Um aspecto importante para a visualização de objetos em uma cena é a inclusão de sombras. Na cena que criamos, temos um objeto, um plano e uma luz agindo sobre esse plano. No entanto, precisamos inserir a noção de sombra de acordo com a aplicação da luz.</text:p>
      <text:p text:style-name="Text_20_body">No Three.js essa característica é informada a partir de dois atributos do objeto: <text:span text:style-name="Emphasis">castShadow</text:span> e <text:span text:style-name="Emphasis">receiveShadow</text:span>. O primeiro informa ao objeto que ele deve "gerar" sombra e o segundo infoma que o objeto deve "receber" sombra. Para o nosso problema faz sentido que o plano seja o objeto que receba a sombra e os demais emitam sombra. Sendo assim, vamos alterar os métodos de criação de objetos com as informações sobre sombra.</text:p>
      <text:p text:style-name="Preformatted_20_Text"><text:span text:style-name="Source_20_Text">var createLight = function () {</text:span></text:p>
      <text:p text:style-name="Preformatted_20_Text"><text:span text:style-name="Source_20_Text"><text:s text:c="4"/>var spotLight = new THREE.SpotLight(0xffffff);</text:span></text:p>
      <text:p text:style-name="Preformatted_20_Text"><text:span text:style-name="Source_20_Text"><text:s text:c="4"/>spotLight.position.set(10, 20, 20);</text:span></text:p>
      <text:p text:style-name="Preformatted_20_Text"><text:span text:style-name="Source_20_Text"><text:s text:c="4"/>spotLight.castShadow = true;</text:span></text:p>
      <text:p text:style-name="Preformatted_20_Text"><text:span text:style-name="Source_20_Text"><text:s text:c="4"/>scene.add(spotLight);</text:span></text:p>
      <text:p text:style-name="Preformatted_20_Text"><text:span text:style-name="Source_20_Text">};</text:span></text:p>
      <text:p text:style-name="Preformatted_20_Text"/>
      <text:p text:style-name="Preformatted_20_Text"><text:span text:style-name="Source_20_Text">var createPlane = function() {</text:span></text:p>
      <text:p text:style-name="Preformatted_20_Text"><text:span text:style-name="Source_20_Text"><text:s text:c="4"/>var planeGeometry = new THREE.PlaneGeometry(20, 20);</text:span></text:p>
      <text:p text:style-name="Preformatted_20_Text"><text:soft-page-break/><text:span text:style-name="Source_20_Text"><text:s text:c="4"/>var planeMaterial = new THREE.MeshLambertMaterial({ color: 0xcccccc});</text:span></text:p>
      <text:p text:style-name="Preformatted_20_Text"><text:span text:style-name="Source_20_Text"><text:s text:c="4"/>plane = new THREE.Mesh(planeGeometry, planeMaterial);</text:span></text:p>
      <text:p text:style-name="Preformatted_20_Text"/>
      <text:p text:style-name="Preformatted_20_Text"><text:span text:style-name="Source_20_Text"><text:s text:c="4"/>plane.rotation.x = -0.5 * Math.PI;</text:span></text:p>
      <text:p text:style-name="Preformatted_20_Text"><text:span text:style-name="Source_20_Text"><text:s text:c="4"/>plane.position.y = -1;</text:span></text:p>
      <text:p text:style-name="Preformatted_20_Text"/>
      <text:p text:style-name="Preformatted_20_Text"><text:span text:style-name="Source_20_Text"><text:s text:c="4"/>plane.receiveShadow = true;</text:span></text:p>
      <text:p text:style-name="Preformatted_20_Text"/>
      <text:p text:style-name="Preformatted_20_Text"><text:span text:style-name="Source_20_Text"><text:s text:c="4"/>scene.add(plane);</text:span></text:p>
      <text:p text:style-name="Preformatted_20_Text"><text:span text:style-name="Source_20_Text">};</text:span></text:p>
      <text:p text:style-name="Preformatted_20_Text"/>
      <text:p text:style-name="Preformatted_20_Text"><text:span text:style-name="Source_20_Text">var createACube = function() {</text:span></text:p>
      <text:p text:style-name="Preformatted_20_Text"><text:span text:style-name="Source_20_Text"><text:s text:c="4"/>var geometry = new THREE.BoxGeometry( 1, 1, 1 );</text:span></text:p>
      <text:p text:style-name="Preformatted_20_Text"><text:span text:style-name="Source_20_Text"><text:s text:c="4"/>var material = new THREE.MeshLambertMaterial( { color: "red"} );</text:span></text:p>
      <text:p text:style-name="Preformatted_20_Text"><text:span text:style-name="Source_20_Text"><text:s text:c="4"/>cube = new THREE.Mesh( geometry, material );</text:span></text:p>
      <text:p text:style-name="Preformatted_20_Text"/>
      <text:p text:style-name="Preformatted_20_Text"><text:span text:style-name="Source_20_Text"><text:s text:c="4"/>cube.position.x = 0;</text:span></text:p>
      <text:p text:style-name="Preformatted_20_Text"><text:span text:style-name="Source_20_Text"><text:s text:c="4"/>cube.position.y = 0;</text:span></text:p>
      <text:p text:style-name="Preformatted_20_Text"><text:span text:style-name="Source_20_Text"><text:s text:c="4"/>cube.position.z = 0;</text:span></text:p>
      <text:p text:style-name="Preformatted_20_Text"/>
      <text:p text:style-name="Preformatted_20_Text"><text:span text:style-name="Source_20_Text"><text:s text:c="4"/>cube.castShadow = true;</text:span></text:p>
      <text:p text:style-name="Preformatted_20_Text"/>
      <text:p text:style-name="Preformatted_20_Text"><text:span text:style-name="Source_20_Text"><text:s text:c="4"/>scene.add( cube );</text:span></text:p>
      <text:p text:style-name="Preformatted_20_Text"><text:span text:style-name="Source_20_Text">};</text:span></text:p>
      <text:p text:style-name="P10"/>
      <text:p text:style-name="Text_20_body">Para que a sombra seja visível, deve-se alterar o método de renderização setando as propriedades <text:span text:style-name="Strong_20_Emphasis">shadowMap.enabled</text:span> e <text:span text:style-name="Strong_20_Emphasis">shadowMap.type</text:span> do objeto <text:span text:style-name="Emphasis">renderer</text:span>.</text:p>
      <text:p text:style-name="Preformatted_20_Text"><text:span text:style-name="Source_20_Text">var render = function() {</text:span></text:p>
      <text:p text:style-name="Preformatted_20_Text"><text:span text:style-name="Source_20_Text"><text:s text:c="4"/>requestAnimationFrame( render );</text:span></text:p>
      <text:p text:style-name="Preformatted_20_Text"/>
      <text:p text:style-name="Preformatted_20_Text"><text:span text:style-name="Source_20_Text"><text:s text:c="4"/>this.animateCube();</text:span></text:p>
      <text:p text:style-name="Preformatted_20_Text"/>
      <text:p text:style-name="Preformatted_20_Text"><text:span text:style-name="Source_20_Text"><text:s text:c="4"/>renderer.shadowMap.enabled = true;</text:span></text:p>
      <text:p text:style-name="Preformatted_20_Text"><text:span text:style-name="Source_20_Text"><text:s text:c="4"/>renderer.shadowMap.type = THREE.PCFSoftShadowMap;</text:span></text:p>
      <text:p text:style-name="Preformatted_20_Text"><text:span text:style-name="Source_20_Text"><text:s text:c="4"/>renderer.render( scene, camera );</text:span></text:p>
      <text:p text:style-name="P10"><text:span text:style-name="Source_20_Text">};</text:span></text:p>
      <text:p text:style-name="Text_20_body">Existem vários tipos de sombra. A <text:span text:style-name="Strong_20_Emphasis">PCFSoftShadowMap</text:span> é a que atendeu melhor aos objetivos do problema.</text:p>
      <text:p text:style-name="Text_20_body">Com isso fechamos nosso segundo tutorial. No próximo vamos trabalhar mais alguns conceitos básicos de objetos e mostrar como podemos aplicar textura a eles.</text:p>
      <text:p text:style-name="Text_20_body">Até o próximo tutorial ;)</text:p>
      <text:p text:style-name="Text_20_body">D2L</text:p>
      <text:p text:style-name="P12"><text:a xlink:type="simple" xlink:href="https://adolfoguimaraes.github.io/threejs/02_conceitosbasicos/" text:style-name="Internet_20_link" text:visited-style-name="Visited_20_Internet_20_Link"><text:span text:style-name="Strong_20_Emphasis">https://adolfoguimaraes.github.io/threejs/02_conceitosbasicos/</text:span></text:a></text:p>
      <text:p text:style-name="P12"><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0T17:46:45.118261918</meta:creation-date>
    <dc:date>2022-09-20T17:49:54.113830180</dc:date>
    <meta:editing-duration>PT3M10S</meta:editing-duration>
    <meta:editing-cycles>4</meta:editing-cycles>
    <meta:generator>LibreOffice/7.3.5.2$Linux_X86_64 LibreOffice_project/30$Build-2</meta:generator>
    <meta:document-statistic meta:table-count="0" meta:image-count="2" meta:object-count="0" meta:page-count="17" meta:paragraph-count="412" meta:word-count="4441" meta:character-count="29942" meta:non-whitespace-character-count="25293"/>
  </office:meta>
</office:document-meta>
</file>